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nteresting. I underestimated the enemies... Because I’m so self-centred.</text:p>
      <text:p text:style-name="Normal"/>
      <text:p text:style-name="Normal">We do need to speak. Does it make sense to masturbate?</text:p>
      <text:p text:style-name="Normal">Yes.</text:p>
      <text:p text:style-name="Normal">But should we? Or rather, would we like ourselves if I did?</text:p>
      <text:p text:style-name="Normal">I wouldn’t mind, honestly.</text:p>
      <text:p text:style-name="Normal">So why am I so desperately searching for a negative answer? Am I clouding my own judgment? Let’s look at it objectively. It’s not about the act, clearly, it’s about what’s behind it. The symbolism. Our previous symbolism was one of complete control of the self, which I am currently sabotaging by questioning it. Right now, we’re prioritising being reasonable, and I’m finding no reasonable motive to ban masturbation. Have i simply forgotten? Or, is that feeling of guilt and shame after the <text:s text:c="1"/>act self-inflicted? Why do I feel guilty? Am I harming myself? What’s at the end of the road, if I always fight my sexual desire? What’s the point?</text:p>
      <text:p text:style-name="Normal">To win a fight you have no reason to win.</text:p>
      <text:p text:style-name="Normal">What? Why would I do that? No, this surprise closes my mind.</text:p>
      <text:p text:style-name="Normal">Purely for the sake of the self... Something for a singular moment, one in which we have no reason to fight but still do.</text:p>
      <text:p text:style-name="Normal">Even then... Doesn’t really add up.</text:p>
      <text:p text:style-name="Normal">When all our reasons are taken away from us...</text:p>
      <text:p text:style-name="Normal"/>
      <text:p text:style-name="Normal">The final question is as follows: do I want to be someone who masturbates?</text:p>
      <text:p text:style-name="Normal">It’s not a dealbreaker, to be honest. So why am I opposing it so?</text:p>
      <text:p text:style-name="Normal"/>
      <text:p text:style-name="Normal">... And yet something feels wrong about it.</text:p>
      <text:p text:style-name="Normal"/>
      <text:p text:style-name="Normal">I have no reason. I have no logical reason to not masturbate, to not do it from time to time. I have no logical reason to not use it to relax or de-stress or the likes. I have no logical reason to be against it, so if that’s what you’re looking for, if that’s what you want to build yourself on, then go ahead, do it.</text:p>
      <text:p text:style-name="Normal">But I do have an illogical reason. I do have... an excuse, a baseless belief not to do it. No, it’s not baseless, it’s emotional. That’s right, I have an emotional belief not to do it. Whenever I did it, it felt wrong, and, very importantly, religion had never taught me that it should feel wrong. It just did. I don’t have a good reason not to masturbate, but I do have a bad one: my ideal self wouldn’t do it, because it’s not coo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